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71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7.742cm"/>
    </style:style>
    <style:style style:name="co6" style:family="table-column">
      <style:table-column-properties fo:break-before="auto" style:column-width="2.94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ro3" style:family="table-row">
      <style:table-row-properties style:row-height="3.844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style:font-name="Tahoma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0.018cm solid #000000" style:vertical-align="middle"/>
      <style:paragraph-properties fo:text-align="start"/>
      <style:text-properties style:font-name="Tahoma"/>
    </style:style>
    <style:style style:name="ce3" style:family="table-cell" style:parent-style-name="Default">
      <style:table-cell-properties fo:wrap-option="wrap" fo:border="0.018cm solid #000000" style:vertical-align="top"/>
      <style:text-properties style:font-name="Tahoma"/>
    </style:style>
    <style:style style:name="ce4" style:family="table-cell" style:parent-style-name="Default">
      <style:table-cell-properties fo:border="0.018cm solid #000000"/>
      <style:text-properties style:font-name="Tahoma"/>
    </style:style>
    <style:style style:name="ta_extref" style:family="table">
      <style:table-properties table:display="false"/>
    </style:style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6" table:default-cell-style-name="ce3"/>
        <table:table-row table:style-name="ro2">
          <table:table-cell table:style-name="ce1" office:value-type="string">
            <text:p>Сотрудник отдела</text:p>
          </table:table-cell>
          <table:table-cell table:style-name="ce1" office:value-type="string">
            <text:p>За что отвечает</text:p>
          </table:table-cell>
          <table:table-cell table:style-name="ce1" office:value-type="string">
            <text:p>Какие указания получает</text:p>
          </table:table-cell>
          <table:table-cell table:style-name="ce1" office:value-type="string">
            <text:p>От кого</text:p>
          </table:table-cell>
        </table:table-row>
        <table:table-row table:style-name="ro3">
          <table:table-cell office:value-type="string">
            <text:p>Фирсанов Константин</text:p>
          </table:table-cell>
          <table:table-cell office:value-type="string">
            <text:p>Оценка тестирования потенциальных проектов. Оценка тестирования задач в рамках существующих проектов. Составление планов тестирования стартующих проектов. Составление планов регрессионного тестирования существующих проектов. Составление планов исследовательского тестирования. Координация работ команды в рамках основного проекта. Помощь в решении сложных задач тестирования. Организация обучения тестировщиков и проведение семинаров. Контроль открытых дефектов по тестируемым проектам. Контроль качества работ. Сбор статистики.</text:p>
          </table:table-cell>
          <table:table-cell office:value-type="string">
            <text:p>Задачи на оценку, задачи на тестирование, запрос на сбор статистики по конкретному проекту / проектам. Организация тестирования по конкретной задаче. Запрос на создание планов тестирования.</text:p>
          </table:table-cell>
          <table:table-cell office:value-type="string">
            <text:p>Менеджеры по работе с клиентами, Менеджеры проектов, старший менеджер проектов.</text:p>
          </table:table-cell>
        </table:table-row>
        <table:table-row table:style-name="ro4">
          <table:table-cell office:value-type="string">
            <text:p>Сухарев Станислав</text:p>
          </table:table-cell>
          <table:table-cell office:value-type="string">
            <text:p>Тестирование проектов. Оценка задач. Оценка перспективных проектов. Тест дизайн.</text:p>
          </table:table-cell>
          <table:table-cell office:value-type="string">
            <text:p>Тестируемые проекты. Тестируемые задачи. Оценка задач. Тест дизайн.</text:p>
          </table:table-cell>
          <table:table-cell office:value-type="string">
            <text:p>Менеджеры проектов, старший специалист по тестированию</text:p>
          </table:table-cell>
        </table:table-row>
        <table:table-row table:style-name="ro4">
          <table:table-cell office:value-type="string">
            <text:p>Шитов Михаил</text:p>
          </table:table-cell>
          <table:table-cell table:style-name="ce4" office:value-type="string">
            <text:p>Тестирование проектов. Тестирование задач.</text:p>
          </table:table-cell>
          <table:table-cell office:value-type="string">
            <text:p>Тестируемые проекты. Тестируемые задачи.</text:p>
          </table:table-cell>
          <table:table-cell office:value-type="string">
            <text:p>Менеджеры проектов, старший специалист по тестированию</text:p>
          </table:table-cell>
        </table:table-row>
        <table:table-row table:style-name="ro4">
          <table:table-cell office:value-type="string">
            <text:p>Жулина Татьяна</text:p>
          </table:table-cell>
          <table:table-cell office:value-type="string">
            <text:p>Тестирование проектов. Оценка задач. Оценка перспективных проектов. Тест дизайн. Управление тестированием локализации.</text:p>
          </table:table-cell>
          <table:table-cell office:value-type="string">
            <text:p>Тестируемые проекты.Тестируемые задачи. Оценка задач. Тест дизайн.</text:p>
          </table:table-cell>
          <table:table-cell office:value-type="string">
            <text:p>Менеджеры проектов, старший специалист по тестированию</text:p>
          </table:table-cell>
        </table:table-row>
        <table:table-row table:style-name="ro4">
          <table:table-cell office:value-type="string">
            <text:p>Анкилова Галина</text:p>
          </table:table-cell>
          <table:table-cell office:value-type="string">
            <text:p>Тестирование проектов. Оценка задач. Оценка перспективных проектов. Тест дизайн.</text:p>
          </table:table-cell>
          <table:table-cell office:value-type="string">
            <text:p>Тестируемые проекты. Тестируемые задачи. Тест дизайн.</text:p>
          </table:table-cell>
          <table:table-cell office:value-type="string">
            <text:p>Менеджеры проектов, старший специалист по тестированию</text:p>
          </table:table-cell>
        </table:table-row>
        <table:table-row table:style-name="ro4">
          <table:table-cell office:value-type="string">
            <text:p>Кузьмина Оксана</text:p>
          </table:table-cell>
          <table:table-cell office:value-type="string">
            <text:p>Тестирование проектов. Оценка задач. Оценка перспективных проектов. Тест дизайн.</text:p>
          </table:table-cell>
          <table:table-cell office:value-type="string">
            <text:p>Тестируемые проекты. Тестируемые задачи. Тест дизайн.</text:p>
          </table:table-cell>
          <table:table-cell office:value-type="string">
            <text:p>Менеджеры проектов, старший специалист по тестированию</text:p>
          </table:table-cell>
        </table:table-row>
        <table:table-row table:style-name="ro4">
          <table:table-cell office:value-type="string">
            <text:p>Ипполитова Ольга</text:p>
          </table:table-cell>
          <table:table-cell office:value-type="string">
            <text:p>Тестирование проектов. Оценка задач. Оценка перспективных проектов. Тест дизайн.</text:p>
          </table:table-cell>
          <table:table-cell office:value-type="string">
            <text:p>Тестируемые проекты. Тестируемые задачи. Тест дизайн.</text:p>
          </table:table-cell>
          <table:table-cell office:value-type="string">
            <text:p>Менеджеры проектов, старший специалист по тестированию</text:p>
          </table:table-cell>
        </table:table-row>
        <table:table-row table:style-name="ro4">
          <table:table-cell office:value-type="string">
            <text:p>Малышкин Александр</text:p>
          </table:table-cell>
          <table:table-cell office:value-type="string">
            <text:p>Тестирование проектов. Тестирование задач.</text:p>
          </table:table-cell>
          <table:table-cell office:value-type="string">
            <text:p>Тестируемые проекты. Тестируемые задачи.</text:p>
          </table:table-cell>
          <table:table-cell office:value-type="string">
            <text:p>Менеджеры проектов, старший специалист по тестированию</text:p>
          </table:table-cell>
        </table:table-row>
      </table:table>
      <table:table table:name="Лист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6">26.07.2012</text:date>, <text:time>11:27:2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25T18:13:32.82</meta:creation-date>
    <dc:date>2012-07-26T11:27:21.93</dc:date>
    <meta:editing-duration>PT00H20M43S</meta:editing-duration>
    <meta:editing-cycles>3</meta:editing-cycles>
    <meta:generator>OpenOffice.org/3.2$Win32 OpenOffice.org_project/320m19$Build-9505</meta:generator>
    <meta:document-statistic meta:table-count="3" meta:cell-count="36" meta:object-count="0"/>
  </office:meta>
</office:document-meta>
</file>